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f669" officeooo:paragraph-rsid="0008f669"/>
    </style:style>
    <style:style style:name="P2" style:family="paragraph" style:parent-style-name="Standard">
      <style:text-properties officeooo:rsid="000b4bdd" officeooo:paragraph-rsid="000b4bdd"/>
    </style:style>
    <style:style style:name="P3" style:family="paragraph" style:parent-style-name="Standard">
      <style:text-properties officeooo:rsid="000cfa90" officeooo:paragraph-rsid="000cfa90"/>
    </style:style>
    <style:style style:name="P4" style:family="paragraph" style:parent-style-name="Standard">
      <style:text-properties officeooo:rsid="000fdf93" officeooo:paragraph-rsid="000fdf93"/>
    </style:style>
    <style:style style:name="P5" style:family="paragraph" style:parent-style-name="Standard">
      <style:text-properties officeooo:rsid="000fdf93" officeooo:paragraph-rsid="00106f7d"/>
    </style:style>
    <style:style style:name="P6" style:family="paragraph" style:parent-style-name="Standard">
      <style:text-properties officeooo:rsid="001310ff" officeooo:paragraph-rsid="001310ff"/>
    </style:style>
    <style:style style:name="P7" style:family="paragraph" style:parent-style-name="Standard">
      <style:text-properties officeooo:rsid="00132f75" officeooo:paragraph-rsid="00132f75"/>
    </style:style>
    <style:style style:name="T1" style:family="text">
      <style:text-properties officeooo:rsid="000a1904"/>
    </style:style>
    <style:style style:name="T2" style:family="text">
      <style:text-properties officeooo:rsid="000f422c"/>
    </style:style>
    <style:style style:name="T3" style:family="text">
      <style:text-properties officeooo:rsid="000fdf93"/>
    </style:style>
    <style:style style:name="T4" style:family="text">
      <style:text-properties officeooo:rsid="00106f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Date" text:outline-level="1" text:is-list-header="true">26.04.2017 <text:span text:style-name="T2">cloudy, Wednesday</text:span></text:h>
      <text:p text:style-name="Heading">What I did,</text:p>
      <text:p text:style-name="P4"/>
      <text:p text:style-name="P1">Using the data provided by Milena schedule a series of scopes of cluster size, and calculate their <text:s/>aggregate interaction.</text:p>
      <text:p text:style-name="P1"/>
      <text:p text:style-name="P1">Working pathway: ~/python/Interaction/data/20170424$ </text:p>
      <text:p text:style-name="P1"/>
      <text:p text:style-name="P1">Each scope we take 10 agglomerates as sample taking. <text:span text:style-name="T1">In the schedule, we list the longest distance(ld), mean radius(rg), and the shape parameter (df)</text:span></text:p>
      <text:p text:style-name="P1"/>
      <text:p text:style-name="P2">Milena gave me 5 data from her simulation with different simulating time. </text:p>
      <text:p text:style-name="P2"/>
      <text:p text:style-name="P3">Today I select proper samples for the result and list them in an excel sheet. Then I try to test the polt-PDF.py and improve it <text:span text:style-name="T3">further to make it more visualized. I create folders to manage the files and code I have used since then. And I make a ''Readme'' textbook to mark the command line I used.</text:span></text:p>
      <text:p text:style-name="P3"/>
      <text:p text:style-name="P5">I also learn the pathway to call a file in python. One single dot '.' mean go to the upper rot of the dictionary. And I analyses the code of plot-PDF, value 'bw' is the bandwidth. Larger 'bw' will make the curve smoother, and the value of probability can larger than 1. <text:span text:style-name="T4">see the link of explanation. (</text:span><text:a xlink:type="simple" xlink:href="https://stats.stackexchange.com/questions/4220/can-a-probability-distribution-value-exceeding-1-be-ok"><text:span text:style-name="T4">https://stats.stackexchange.com/questions/4220/can-a-probability-distribution-value-exceeding-1-be-ok</text:span></text:a><text:span text:style-name="T4"> )</text:span> <text:s/></text:p>
      <text:p text:style-name="P3"/>
      <text:p text:style-name="P3"/>
      <text:p text:style-name="Heading">Next,</text:p>
      <text:p text:style-name="P4"/>
      <text:p text:style-name="P4">I will calculate each scope separately and find a way to express the results to Milena. <text:span text:style-name="T4">The calculation may takes almost a month and </text:span></text:p>
      <text:p text:style-name="P4"/>
      <text:p text:style-name="P4"/>
      <text:p text:style-name="P6">27.04.2017 rainy, Thursday</text:p>
      <text:p text:style-name="P6"/>
      <text:p text:style-name="P6">What I did</text:p>
      <text:p text:style-name="P7">bash</text:p>
      <text:p text:style-name="P6"/>
      <text:p text:style-name="P6">Next</text:p>
      <text:p text:style-name="P7">git </text:p>
      <text:p text:style-name="P6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ate" style:family="paragraph" style:parent-style-name="Heading_20_1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0:11.869465726</meta:creation-date>
    <meta:generator>LibreOffice/4.2.8.2$Linux_X86_64 LibreOffice_project/420m0$Build-2</meta:generator>
    <dc:date>2017-04-27T17:20:16.628508318</dc:date>
    <meta:editing-duration>P1DT4H57M25S</meta:editing-duration>
    <meta:editing-cycles>7</meta:editing-cycles>
    <meta:document-statistic meta:table-count="0" meta:image-count="0" meta:object-count="0" meta:page-count="1" meta:paragraph-count="15" meta:word-count="215" meta:character-count="1327" meta:non-whitespace-character-count="1120"/>
  </office:meta>
</office:document-meta>
</file>